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91b2" officeooo:paragraph-rsid="001e91b2"/>
    </style:style>
    <style:style style:name="P2" style:family="paragraph" style:parent-style-name="Standard">
      <style:text-properties officeooo:rsid="001ea4ef" officeooo:paragraph-rsid="001ea4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 P. 52</text:p>
      <text:p text:style-name="P1"/>
      <text:p text:style-name="P2">He reflexionado, pero no he podido encontrar una preocupación en cuanto al futuro del planeta… Porque estoy optimista a propósito de es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4:14:45.462000000</meta:creation-date>
    <dc:date>2018-09-26T14:31:04.887000000</dc:date>
    <meta:editing-duration>PT6M9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" meta:word-count="25" meta:character-count="144" meta:non-whitespace-character-count="121"/>
  </office:meta>
</office:document-meta>
</file>